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46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4" office:value-type="string" calcext:value-type="string" table:number-columns-spanned="5" table:number-rows-spanned="1">
            <text:p>Destinations / Consumers</text:p>
          </table:table-cell>
          <table:covered-table-cell table:number-columns-repeated="4" table:style-name="ce1"/>
          <table:table-cell table:style-name="ce22" table:number-columns-repeated="1013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Selection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Resizing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2"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Mod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bleHeaderRef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Head</text:p>
          </table:table-cell>
          <table:table-cell table:number-columns-repeated="1017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6" table:default-cell-style-name="ce31"/>
        <table:table-column table:style-name="co7" table:number-columns-repeated="7" table:default-cell-style-name="ce31"/>
        <table:table-column table:style-name="co4" table:number-columns-repeated="56" table:default-cell-style-name="ce31"/>
        <table:table-column table:style-name="co4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8988in" svg:y2="1.2134in">
              <text:p/>
            </draw:line>
          </table:table-cell>
          <table:table-cell table:style-name="ce43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72in" table:end-y="0.2602in" draw:z-index="8" draw:style-name="gr3" draw:text-style-name="P1" svg:x1="0.7976in" svg:y1="0.7394in" svg:x2="0.7976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42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173in" draw:z-index="13" draw:style-name="gr2" draw:text-style-name="P1" svg:x1="2.3193in" svg:y1="0.7472in" svg:x2="0.9764in" svg:y2="1.1965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268in" table:end-y="0.2181in" draw:z-index="14" draw:style-name="gr2" draw:text-style-name="P1" svg:x1="0.926in" svg:y1="0.748in" svg:x2="2.2689in" svg:y2="1.1972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42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42" office:value-type="string" calcext:value-type="string">
            <text:p>ColumnGroup</text:p>
          </table:table-cell>
          <table:table-cell table:style-name="Default"/>
          <table:table-cell table:style-name="ce68" office:value-type="string" calcext:value-type="string">
            <text:p>TableBody</text:p>
            <draw:line table:end-cell-address="Tree.H7" table:end-x="0.7972in" table:end-y="0.2453in" draw:z-index="6" draw:style-name="gr1" draw:text-style-name="P1" svg:x1="0.7976in" svg:y1="0.7185in" svg:x2="0.7976in" svg:y2="1.2248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32" office:value-type="string" calcext:value-type="string">
            <text:p>TableRow</text:p>
            <draw:line table:end-cell-address="Tree.H8" table:end-x="0.7972in" table:end-y="0.287in" draw:z-index="5" draw:style-name="gr1" draw:text-style-name="P1" svg:x1="0.7976in" svg:y1="0.7665in" svg:x2="0.7976in" svg:y2="1.2665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30" office:value-type="string" calcext:value-type="string" table:number-columns-spanned="2" table:number-rows-spanned="1">
            <text:p>Connected to redux</text:p>
          </table:table-cell>
          <table:covered-table-cell table:style-name="ce30"/>
          <table:table-cell table:number-columns-repeated="1022"/>
        </table:table-row>
        <table:table-row table:style-name="ro2">
          <table:table-cell table:style-name="ce37" table:number-columns-repeated="2"/>
          <table:table-cell table:number-columns-repeated="1022"/>
        </table:table-row>
        <table:table-row table:style-name="ro2">
          <table:table-cell table:style-name="ce38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20:15:05.356836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9</meta:editing-cycles>
    <dc:date>2021-06-25T20:18:11.330787404</dc:date>
    <meta:generator>LibreOffice/7.1.4.2$Linux_X86_64 LibreOffice_project/a529a4fab45b75fefc5b6226684193eb000654f6</meta:generator>
    <meta:editing-duration>P1DT21H41M31S</meta:editing-duration>
    <meta:document-statistic meta:table-count="2" meta:cell-count="209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